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row>
          <mfrac>
            <mtext>d</mtext>
            <mrow>
              <mtext>d</mtext>
              <mi>t</mi>
            </mrow>
          </mfrac>
        </mrow>
        <mo stretchy="false">̂</mo>
      </mover>
      <mrow>
        <mi/>
        <mo stretchy="false">=</mo>
        <mi/>
      </mrow>
      <mfrac>
        <mtext>d</mtext>
        <mrow>
          <mtext>d</mtext>
          <mi>t</mi>
        </mrow>
      </mfrac>
      <mrow>
        <mi/>
        <mo stretchy="false">+</mo>
        <mi/>
      </mrow>
      <mstyle mathvariant="bold">
        <mrow>
          <mo stretchy="false">ω</mo>
        </mrow>
      </mstyle>
      <mrow>
        <mi/>
        <mo stretchy="false">×</mo>
        <mphantom>
          <mstyle>
            <mrow>
              <mn>.</mn>
            </mrow>
          </mstyle>
        </mphantom>
      </mrow>
    </mrow>
    <annotation encoding="StarMath 5.0">hat  {"d" over {"d" t}} `=` "d" over {"d" t } `+` bold %iomega ` times phantom 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3:46:29.873000000</meta:creation-date>
    <meta:generator>LibreOffice/4.1.4.2$Windows_x86 LibreOffice_project/0a0440ccc0227ad9829de5f46be37cfb6edcf72</meta:generator>
  </office:meta>
</office:document-meta>
</file>